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7cm" fo:margin-left="0cm" table:align="left"/>
    </style:style>
    <style:style style:name="Tabla5.A" style:family="table-column">
      <style:table-column-properties style:column-width="1.961cm"/>
    </style:style>
    <style:style style:name="Tabla5.B" style:family="table-column">
      <style:table-column-properties style:column-width="2.194cm"/>
    </style:style>
    <style:style style:name="Tabla5.C" style:family="table-column">
      <style:table-column-properties style:column-width="2.025cm"/>
    </style:style>
    <style:style style:name="Tabla5.E" style:family="table-column">
      <style:table-column-properties style:column-width="1.808cm"/>
    </style:style>
    <style:style style:name="Tabla5.F" style:family="table-column">
      <style:table-column-properties style:column-width="1.804cm"/>
    </style:style>
    <style:style style:name="Tabla5.G" style:family="table-column">
      <style:table-column-properties style:column-width="1.803cm"/>
    </style:style>
    <style:style style:name="Tabla5.H" style:family="table-column">
      <style:table-column-properties style:column-width="1.801cm"/>
    </style:style>
    <style:style style:name="Tabla5.I" style:family="table-column">
      <style:table-column-properties style:column-width="1.579cm"/>
    </style:style>
    <style:style style:name="Tab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5.I1" style:family="table-cell">
      <style:table-cell-properties fo:padding="0.097cm" fo:border="0.2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8pt" fo:language="gl" fo:country="ES" officeooo:paragraph-rsid="0095461d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fo:language="gl" fo:country="ES" officeooo:rsid="0021a95b" officeooo:paragraph-rsid="0095461d" style:font-size-asian="8pt" style:font-size-complex="8pt"/>
    </style:style>
    <style:style style:name="P4" style:family="paragraph" style:parent-style-name="Table_20_Contents">
      <style:text-properties fo:font-size="8pt" fo:language="gl" fo:country="ES" officeooo:rsid="0012c836" officeooo:paragraph-rsid="0095461d" style:font-size-asian="8pt" style:font-size-complex="8pt"/>
    </style:style>
    <style:style style:name="P5" style:family="paragraph" style:parent-style-name="Table_20_Contents">
      <style:text-properties fo:font-size="8pt" fo:language="gl" fo:country="ES" officeooo:rsid="00399a30" officeooo:paragraph-rsid="0095461d" style:font-size-asian="8pt" style:font-size-complex="8pt"/>
    </style:style>
    <style:style style:name="P6" style:family="paragraph" style:parent-style-name="Table_20_Contents">
      <style:text-properties fo:font-size="8pt" fo:language="gl" fo:country="ES" officeooo:paragraph-rsid="0095461d" style:font-size-asian="8pt" style:font-size-complex="8pt"/>
    </style:style>
    <style:style style:name="P7" style:family="paragraph" style:parent-style-name="Table_20_Contents">
      <style:text-properties fo:font-size="6pt" fo:language="es" fo:country="ES" officeooo:rsid="00889130" officeooo:paragraph-rsid="00d4b172" style:font-size-asian="6pt" style:font-size-complex="6pt"/>
    </style:style>
    <style:style style:name="P8" style:family="paragraph" style:parent-style-name="Footer">
      <style:paragraph-properties fo:text-align="end" style:justify-single-word="false"/>
      <style:text-properties fo:language="es" fo:country="ES"/>
    </style:style>
    <style:style style:name="P9" style:family="paragraph" style:parent-style-name="Standard">
      <style:text-properties fo:language="es" fo:country="ES" fo:font-weight="bold" officeooo:rsid="0095461d" officeooo:paragraph-rsid="0095461d" style:font-weight-asian="bold" style:font-weight-complex="bold"/>
    </style:style>
    <style:style style:name="P10" style:family="paragraph" style:parent-style-name="Standard">
      <style:text-properties officeooo:paragraph-rsid="0095461d"/>
    </style:style>
    <style:style style:name="P11" style:family="paragraph" style:parent-style-name="Standard">
      <style:text-properties fo:font-weight="bold" officeooo:paragraph-rsid="0095461d" style:font-weight-asian="bold" style:font-weight-complex="bold"/>
    </style:style>
    <style:style style:name="P12" style:family="paragraph" style:parent-style-name="Standard">
      <style:text-properties fo:font-weight="bold" officeooo:paragraph-rsid="00d030cd" style:font-weight-asian="bold" style:font-weight-complex="bold"/>
    </style:style>
    <style:style style:name="P13" style:family="paragraph" style:parent-style-name="Standard">
      <style:text-properties fo:color="#808080" loext:opacity="100%" fo:font-size="10pt" fo:font-style="italic" officeooo:paragraph-rsid="0095461d" style:font-size-asian="10pt" style:font-style-asian="italic" style:font-size-complex="10pt" style:font-style-complex="italic"/>
    </style:style>
    <style:style style:name="P14" style:family="paragraph" style:parent-style-name="Standard">
      <style:text-properties fo:color="#808080" loext:opacity="100%" fo:font-size="10pt" fo:font-style="italic" officeooo:paragraph-rsid="00ada16c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808080" loext:opacity="100%" fo:font-size="10pt" fo:font-style="italic" officeooo:paragraph-rsid="00de9dfd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paragraph-rsid="0097f86b"/>
    </style:style>
    <style:style style:name="P17" style:family="paragraph" style:parent-style-name="Standard">
      <style:text-properties officeooo:paragraph-rsid="009aa996"/>
    </style:style>
    <style:style style:name="P18" style:family="paragraph" style:parent-style-name="Standard">
      <style:text-properties officeooo:paragraph-rsid="009b940e"/>
    </style:style>
    <style:style style:name="P19" style:family="paragraph" style:parent-style-name="Standard">
      <style:text-properties officeooo:paragraph-rsid="009f1df5"/>
    </style:style>
    <style:style style:name="P20" style:family="paragraph" style:parent-style-name="Standard">
      <style:text-properties officeooo:paragraph-rsid="00a45deb"/>
    </style:style>
    <style:style style:name="P21" style:family="paragraph" style:parent-style-name="Standard">
      <style:text-properties officeooo:paragraph-rsid="00a5c166"/>
    </style:style>
    <style:style style:name="P22" style:family="paragraph" style:parent-style-name="Standard">
      <style:text-properties officeooo:paragraph-rsid="00a8e970"/>
    </style:style>
    <style:style style:name="P23" style:family="paragraph" style:parent-style-name="Standard">
      <style:text-properties officeooo:paragraph-rsid="00aa5903"/>
    </style:style>
    <style:style style:name="P24" style:family="paragraph" style:parent-style-name="Standard">
      <style:text-properties officeooo:paragraph-rsid="00ada16c"/>
    </style:style>
    <style:style style:name="P25" style:family="paragraph" style:parent-style-name="Standard">
      <style:text-properties officeooo:paragraph-rsid="00afb95d"/>
    </style:style>
    <style:style style:name="P26" style:family="paragraph" style:parent-style-name="Standard">
      <style:text-properties officeooo:paragraph-rsid="00b113fa"/>
    </style:style>
    <style:style style:name="P27" style:family="paragraph" style:parent-style-name="Standard">
      <style:text-properties officeooo:paragraph-rsid="00b45739"/>
    </style:style>
    <style:style style:name="P28" style:family="paragraph" style:parent-style-name="Standard">
      <style:text-properties officeooo:paragraph-rsid="00b7046c"/>
    </style:style>
    <style:style style:name="P29" style:family="paragraph" style:parent-style-name="Standard">
      <style:text-properties officeooo:paragraph-rsid="00bd9eab"/>
    </style:style>
    <style:style style:name="P30" style:family="paragraph" style:parent-style-name="Standard">
      <style:text-properties officeooo:paragraph-rsid="00c5e650"/>
    </style:style>
    <style:style style:name="P31" style:family="paragraph" style:parent-style-name="Standard">
      <style:text-properties officeooo:paragraph-rsid="00d9bdf1"/>
    </style:style>
    <style:style style:name="P32" style:family="paragraph" style:parent-style-name="Standard">
      <style:text-properties officeooo:paragraph-rsid="00dad3dc"/>
    </style:style>
    <style:style style:name="P33" style:family="paragraph" style:parent-style-name="Standard">
      <style:text-properties officeooo:paragraph-rsid="00cc559a"/>
    </style:style>
    <style:style style:name="P3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95461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95461d"/>
    </style:style>
    <style:style style:name="P36" style:family="paragraph" style:parent-style-name="Table_20_Contents">
      <style:paragraph-properties fo:break-before="page"/>
      <style:text-properties fo:font-size="8pt" fo:language="gl" fo:country="ES" officeooo:paragraph-rsid="0095461d" style:font-size-asian="8pt" style:font-size-complex="8pt"/>
    </style:style>
    <style:style style:name="P37" style:family="paragraph" style:parent-style-name="Standard" style:list-style-name="L1">
      <style:text-properties officeooo:paragraph-rsid="00c5e6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082" style:font-weight-asian="bold" style:font-weight-complex="bold"/>
    </style:style>
    <style:style style:name="T3" style:family="text">
      <style:text-properties fo:font-weight="bold" officeooo:rsid="00d91070" style:font-weight-asian="bold" style:font-weight-complex="bold"/>
    </style:style>
    <style:style style:name="T4" style:family="text">
      <style:text-properties fo:font-weight="bold" officeooo:rsid="00cc559a" style:font-weight-asian="bold" style:font-weight-complex="bold"/>
    </style:style>
    <style:style style:name="T5" style:family="text">
      <style:text-properties fo:font-weight="bold" officeooo:rsid="00c94034" style:font-weight-asian="bold" style:font-weight-complex="bold"/>
    </style:style>
    <style:style style:name="T6" style:family="text">
      <style:text-properties fo:font-weight="bold" officeooo:rsid="00ac0802" style:font-weight-asian="bold" style:font-weight-complex="bold"/>
    </style:style>
    <style:style style:name="T7" style:family="text">
      <style:text-properties fo:font-weight="bold" officeooo:rsid="00e60271" style:font-weight-asian="bold" style:font-weight-complex="bold"/>
    </style:style>
    <style:style style:name="T8" style:family="text">
      <style:text-properties officeooo:rsid="007c7a25"/>
    </style:style>
    <style:style style:name="T9" style:family="text">
      <style:text-properties officeooo:rsid="003f7a62"/>
    </style:style>
    <style:style style:name="T10" style:family="text">
      <style:text-properties officeooo:rsid="00399a30"/>
    </style:style>
    <style:style style:name="T11" style:family="text">
      <style:text-properties officeooo:rsid="0095461d"/>
    </style:style>
    <style:style style:name="T12" style:family="text">
      <style:text-properties officeooo:rsid="0097f86b"/>
    </style:style>
    <style:style style:name="T13" style:family="text">
      <style:text-properties officeooo:rsid="00991046"/>
    </style:style>
    <style:style style:name="T14" style:family="text">
      <style:text-properties officeooo:rsid="009aa996"/>
    </style:style>
    <style:style style:name="T15" style:family="text">
      <style:text-properties officeooo:rsid="009b940e"/>
    </style:style>
    <style:style style:name="T16" style:family="text">
      <style:text-properties officeooo:rsid="009dbedd"/>
    </style:style>
    <style:style style:name="T17" style:family="text">
      <style:text-properties officeooo:rsid="00a10473"/>
    </style:style>
    <style:style style:name="T18" style:family="text">
      <style:text-properties officeooo:rsid="00a45deb"/>
    </style:style>
    <style:style style:name="T19" style:family="text">
      <style:text-properties officeooo:rsid="00a5c166"/>
    </style:style>
    <style:style style:name="T20" style:family="text">
      <style:text-properties officeooo:rsid="00a8e970"/>
    </style:style>
    <style:style style:name="T21" style:family="text">
      <style:text-properties officeooo:rsid="00aa5903"/>
    </style:style>
    <style:style style:name="T22" style:family="text">
      <style:text-properties officeooo:rsid="00ac0802"/>
    </style:style>
    <style:style style:name="T23" style:family="text">
      <style:text-properties officeooo:rsid="00ad0bc8"/>
    </style:style>
    <style:style style:name="T24" style:family="text">
      <style:text-properties officeooo:rsid="00afb95d"/>
    </style:style>
    <style:style style:name="T25" style:family="text">
      <style:text-properties officeooo:rsid="00b113fa"/>
    </style:style>
    <style:style style:name="T26" style:family="text">
      <style:text-properties officeooo:rsid="00b45739"/>
    </style:style>
    <style:style style:name="T27" style:family="text">
      <style:text-properties officeooo:rsid="00b7046c"/>
    </style:style>
    <style:style style:name="T28" style:family="text">
      <style:text-properties officeooo:rsid="00bd9eab"/>
    </style:style>
    <style:style style:name="T29" style:family="text">
      <style:text-properties officeooo:rsid="00c04c72"/>
    </style:style>
    <style:style style:name="T30" style:family="text">
      <style:text-properties officeooo:rsid="00c1f77b"/>
    </style:style>
    <style:style style:name="T31" style:family="text">
      <style:text-properties officeooo:rsid="00c5e650"/>
    </style:style>
    <style:style style:name="T32" style:family="text">
      <style:text-properties officeooo:rsid="00c77ba0"/>
    </style:style>
    <style:style style:name="T33" style:family="text">
      <style:text-properties officeooo:rsid="00c79b71"/>
    </style:style>
    <style:style style:name="T34" style:family="text">
      <style:text-properties officeooo:rsid="00c94034"/>
    </style:style>
    <style:style style:name="T35" style:family="text">
      <style:text-properties officeooo:rsid="00caf708"/>
    </style:style>
    <style:style style:name="T36" style:family="text">
      <style:text-properties officeooo:rsid="00cc559a"/>
    </style:style>
    <style:style style:name="T37" style:family="text">
      <style:text-properties officeooo:rsid="00cee45e"/>
    </style:style>
    <style:style style:name="T38" style:family="text">
      <style:text-properties officeooo:rsid="00d030cd"/>
    </style:style>
    <style:style style:name="T39" style:family="text">
      <style:text-properties officeooo:rsid="00d327a8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font-size="7pt" officeooo:rsid="00d4b172" style:font-size-asian="7pt" style:font-size-complex="7pt"/>
    </style:style>
    <style:style style:name="T42" style:family="text">
      <style:text-properties officeooo:rsid="00d6a79c"/>
    </style:style>
    <style:style style:name="T43" style:family="text">
      <style:text-properties officeooo:rsid="00d75526"/>
    </style:style>
    <style:style style:name="T44" style:family="text">
      <style:text-properties officeooo:rsid="00d91070"/>
    </style:style>
    <style:style style:name="T45" style:family="text">
      <style:text-properties officeooo:rsid="00d9bdf1"/>
    </style:style>
    <style:style style:name="T46" style:family="text">
      <style:text-properties officeooo:rsid="00dd241d"/>
    </style:style>
    <style:style style:name="T47" style:family="text">
      <style:text-properties officeooo:rsid="00de9dfd"/>
    </style:style>
    <style:style style:name="T48" style:family="text">
      <style:text-properties officeooo:rsid="00dff799"/>
    </style:style>
    <style:style style:name="T49" style:family="text">
      <style:text-properties fo:color="#808080" loext:opacity="100%" fo:font-size="10pt" fo:font-style="italic" officeooo:rsid="00c5e650" style:font-size-asian="10pt" style:font-style-asian="italic" style:font-size-complex="10pt" style:font-style-complex="italic"/>
    </style:style>
    <style:style style:name="T50" style:family="text">
      <style:text-properties fo:color="#808080" loext:opacity="100%" fo:font-size="10pt" fo:font-style="italic" officeooo:rsid="00d327a8" style:font-size-asian="10pt" style:font-style-asian="italic" style:font-size-complex="10pt" style:font-style-complex="italic"/>
    </style:style>
    <style:style style:name="T51" style:family="text">
      <style:text-properties officeooo:rsid="00e20c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eLine2032728233568">
          <table:table-cell table:style-name="Tabla5.A1" office:value-type="string">
            <text:p text:style-name="P36">PE.1 - CA<text:span text:style-name="T8">4</text:span>.1</text:p>
            <text:p text:style-name="P2">_____/<text:span text:style-name="T51">9</text:span></text:p>
            <text:p text:style-name="P3"><text:span text:style-name="T9">2</text:span>0% <text:span text:style-name="T39">ME</text:span></text:p>
          </table:table-cell>
          <table:table-cell table:style-name="Tabla5.A1" office:value-type="string">
            <text:p text:style-name="P4"><text:span text:style-name="T10">PE.2 - </text:span>CA <text:span text:style-name="T8">4.4</text:span></text:p>
            <text:p text:style-name="P2">_____/<text:span text:style-name="T51">4</text:span></text:p>
            <text:p text:style-name="P3"><text:span text:style-name="T33">2</text:span>0%</text:p>
          </table:table-cell>
          <table:table-cell table:style-name="Tabla5.A1" office:value-type="string">
            <text:p text:style-name="P4"><text:span text:style-name="T10">PE.</text:span><text:span text:style-name="T9">3</text:span><text:span text:style-name="T10"> - </text:span>CA<text:span text:style-name="T8">4</text:span>.<text:span text:style-name="T8">8</text:span>:</text:p>
            <text:p text:style-name="P2">_____/<text:span text:style-name="T46">2</text:span></text:p>
            <text:p text:style-name="P3"><text:span text:style-name="T32">10</text:span>%</text:p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I1" office:value-type="string">
            <text:p text:style-name="P6">Cualif.:</text:p>
            <text:p text:style-name="P6"/>
            <text:p text:style-name="P7">(<text:span text:style-name="T40">máximo: </text:span><text:span text:style-name="T41">5</text:span><text:span text:style-name="T40">)</text:span></text:p>
          </table:table-cell>
        </table:table-row>
      </table:table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eLine2032728230576">
          <table:table-cell table:style-name="Tabla1.A1" office:value-type="string">
            <text:p text:style-name="P34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35"><text:span text:style-name="T2">Apellidos, Nombre</text:span><text:span text:style-name="T1">: </text:span><text:span text:style-name="T7">Agra Casal Rubén</text:span></text:p>
          </table:table-cell>
        </table:table-row>
      </table:table>
      <text:p text:style-name="Standard"/>
      <text:p text:style-name="P30">Normas:</text:p>
      <text:list xml:id="list1279763566" text:style-name="L1">
        <text:list-item>
          <text:p text:style-name="P37"><text:span text:style-name="T31">Renombra</text:span> la máquina virtual UD4_WIN de forma que se cumpla el patrón UD4_WIN_Apellido1_Apellido2_Nombre.</text:p>
        </text:list-item>
        <text:list-item>
          <text:p text:style-name="P37"><text:span text:style-name="T31">Renombra</text:span> la máquina virtual UD4_<text:span text:style-name="T31">LIN</text:span> de forma que se cumpla el patrón UD4_<text:span text:style-name="T43">L</text:span><text:span text:style-name="T31">IN</text:span>_Apellido1_Apellido2_Nombre.</text:p>
        </text:list-item>
        <text:list-item>
          <text:p text:style-name="P37">No cambies el tamaño del área visible de cada una de las máquinas virtuales.</text:p>
        </text:list-item>
        <text:list-item>
          <text:p text:style-name="P37">En todas las capturas se debe mostrar <text:span text:style-name="T31">completamente </text:span>la ventana de la máquina virtual en la que se está trabajando.</text:p>
        </text:list-item>
      </text:list>
      <text:p text:style-name="Standard"/>
      <text:p text:style-name="Standard"/>
      <text:p text:style-name="P10"><text:span text:style-name="T49">PE.1 - CA4.1 Xestionáronse contas de usuario locais e grupos </text:span><text:span text:style-name="T50">(ME)</text:span><text:span text:style-name="T49">.</text:span></text:p>
      <text:p text:style-name="P11">1.<text:span text:style-name="T47">1</text:span>. Administración de usuarios <text:span text:style-name="T35">y</text:span> grupos en Windows <text:span text:style-name="T34">(Máquina virtual UD4_WIN)</text:span></text:p>
      <text:p text:style-name="P10">1.<text:span text:style-name="T47">1.</text:span>1. Activa <text:span text:style-name="T11">l</text:span>a c<text:span text:style-name="T11">ue</text:span>nta de Administrador.</text:p>
      <text:p text:style-name="P10">[Captura de pantalla]</text:p>
      <text:p text:style-name="P10"/>
      <text:p text:style-name="P10"/>
      <text:p text:style-name="P10"/>
      <text:p text:style-name="P10"/>
      <text:p text:style-name="P10">1.<text:span text:style-name="T47">1.</text:span><text:span text:style-name="T11">2</text:span>. Activa <text:span text:style-name="T11">l</text:span>a c<text:span text:style-name="T11">ue</text:span>nta de <text:span text:style-name="T11">Invitado</text:span>.</text:p>
      <text:p text:style-name="P10">[Captura de pantalla]</text:p>
      <text:p text:style-name="P10"/>
      <text:p text:style-name="P10"/>
      <text:p text:style-name="P10"/>
      <text:p text:style-name="P10"/>
      <text:p text:style-name="P16">1.<text:span text:style-name="T47">1.</text:span><text:span text:style-name="T12">3</text:span>. Crea un usuario administrador <text:span text:style-name="T12">empleando tu n</text:span><text:span text:style-name="T13">o</text:span><text:span text:style-name="T12">mbre </text:span><text:span text:style-name="T14">y muestra los grupos a los que pertenece.</text:span></text:p>
      <text:p text:style-name="P16">[Captura de pantalla]</text:p>
      <text:p text:style-name="P16"/>
      <text:p text:style-name="P16"/>
      <text:p text:style-name="P16"/>
      <text:p text:style-name="P16"/>
      <text:p text:style-name="P17"><text:span text:style-name="T12">1.</text:span><text:span text:style-name="T47">1.</text:span><text:span text:style-name="T12">4. Crea</text:span> un usuario estándar <text:span text:style-name="T12">llamado</text:span> Discente <text:span text:style-name="T14">y muestra los grupos a los que pertenece.</text:span></text:p>
      <text:p text:style-name="P16">[Captura de pantalla]</text:p>
      <text:p text:style-name="P10"/>
      <text:p text:style-name="P10"/>
      <text:p text:style-name="P10"/>
      <text:p text:style-name="P10"/>
      <text:p text:style-name="P18"><text:soft-page-break/>1.<text:span text:style-name="T47">1.</text:span><text:span text:style-name="T15">5</text:span>. Crea <text:span text:style-name="T15">el siguiente</text:span> grupo local <text:span text:style-name="T14">y muestra los </text:span><text:span text:style-name="T15">miembros que forman parte del grupo</text:span><text:span text:style-name="T14">.</text:span></text:p>
      <text:p text:style-name="P18"/>
      <text:p text:style-name="P10"><text:s text:c="4"/>• Grupo: ADMINS </text:p>
      <text:p text:style-name="P10"><text:s text:c="8"/>◦ Descri<text:span text:style-name="T15">p</text:span>ción: Administradores DAM1</text:p>
      <text:p text:style-name="P10"><text:s text:c="8"/>◦ M<text:span text:style-name="T15">i</text:span>embros: Administrador <text:span text:style-name="T15">y tú</text:span></text:p>
      <text:p text:style-name="P10"/>
      <text:p text:style-name="P18">[Captura de pantalla]</text:p>
      <text:p text:style-name="P10"/>
      <text:p text:style-name="P10"/>
      <text:p text:style-name="P10"/>
      <text:p text:style-name="P10"/>
      <text:p text:style-name="P19">1.<text:span text:style-name="T47">1.</text:span><text:span text:style-name="T16">6</text:span>. Crea el <text:span text:style-name="T16">siguiente</text:span> grupo loca<text:span text:style-name="T36">l</text:span> <text:span text:style-name="T14">y muestra los </text:span><text:span text:style-name="T15">miembros que forman parte del grupo.</text:span></text:p>
      <text:p text:style-name="P19"><text:s/></text:p>
      <text:p text:style-name="P10"><text:s text:c="4"/>• Grupo: NO_ADMINS </text:p>
      <text:p text:style-name="P10"><text:s text:c="8"/>◦ Descri<text:span text:style-name="T16">p</text:span>ción: Usuarios DAM1 </text:p>
      <text:p text:style-name="P10"><text:s text:c="8"/>◦ M<text:span text:style-name="T16">i</text:span>embros: Invitado <text:span text:style-name="T16">y</text:span> <text:span text:style-name="T17">D</text:span>iscente </text:p>
      <text:p text:style-name="P10"/>
      <text:p text:style-name="P20">[Captura de pantalla]</text:p>
      <text:p text:style-name="P10"/>
      <text:p text:style-name="P10"/>
      <text:p text:style-name="P10"/>
      <text:p text:style-name="P10"/>
      <text:p text:style-name="P13"/>
      <text:p text:style-name="P11"><text:span text:style-name="T47">1</text:span>.<text:span text:style-name="T47">2</text:span> Administración de usuarios <text:span text:style-name="T34">y</text:span> grupos en Linux <text:span text:style-name="T38">empleando</text:span><text:span text:style-name="T37"> comandos</text:span> <text:span text:style-name="T34">(Máquina virtual UD4_LIN)</text:span>.</text:p>
      <text:p text:style-name="P20"><text:span text:style-name="T48">1</text:span>.<text:span text:style-name="T48">2</text:span>.<text:span text:style-name="T42">1</text:span> Crea <text:span text:style-name="T18">el</text:span> grupo operadores con GID 1500. <text:span text:style-name="T18">Consulta y muestra </text:span><text:span text:style-name="T21">el grupo con su GID.</text:span></text:p>
      <text:p text:style-name="P20">[Captura de pantalla]</text:p>
      <text:p text:style-name="P20"/>
      <text:p text:style-name="P20"/>
      <text:p text:style-name="P20"/>
      <text:p text:style-name="P20"/>
      <text:p text:style-name="P23"><text:span text:style-name="T48">1</text:span>.<text:span text:style-name="T48">2</text:span><text:span text:style-name="T42">.</text:span><text:span text:style-name="T18">2</text:span>. Crea <text:span text:style-name="T18">el</text:span> grupo <text:span text:style-name="T18">programadores</text:span> con GID 1<text:span text:style-name="T18">6</text:span>00. <text:span text:style-name="T18">Consulta y muestra </text:span><text:span text:style-name="T21">el grupo con su GID.</text:span></text:p>
      <text:p text:style-name="P20">[Captura de pantalla]</text:p>
      <text:p text:style-name="P20"/>
      <text:p text:style-name="P20"/>
      <text:p text:style-name="P20"/>
      <text:p text:style-name="P20"/>
      <text:p text:style-name="P22"><text:span text:style-name="T48">1</text:span>.<text:span text:style-name="T48">2</text:span><text:span text:style-name="T42">.</text:span><text:span text:style-name="T19">3</text:span>. Crea un usuario <text:span text:style-name="T19">llamado</text:span> discente que <text:span text:style-name="T19">tenga</text:span> como grupo principal <text:span text:style-name="T1">operadores</text:span> <text:span text:style-name="T19">y</text:span> como grupo secundario <text:span text:style-name="T1">programadores</text:span>. <text:span text:style-name="T18">Consulta y muestra </text:span><text:span text:style-name="T20">los datos del usuario </text:span><text:span text:style-name="T36">discente</text:span><text:span text:style-name="T20"> con los grupos a los que pertenece</text:span><text:span text:style-name="T18">.</text:span></text:p>
      <text:p text:style-name="P21">[Captura de pantalla]</text:p>
      <text:p text:style-name="P10"/>
      <text:p text:style-name="P10"/>
      <text:p text:style-name="P10"/>
      <text:p text:style-name="P10"/>
      <text:p text:style-name="P10"/>
      <text:p text:style-name="P15"><text:soft-page-break/>PE.2 - CA4.4 Protexeuse o acceso á información mediante o uso de permisos locais.</text:p>
      <text:p text:style-name="P12"><text:span text:style-name="T42">2</text:span>. Administración de permisos <text:span text:style-name="T34">en Linux </text:span><text:span text:style-name="T38">empleando</text:span><text:span text:style-name="T37"> comandos</text:span><text:span text:style-name="T34"> (Máquina virtual UD4_LIN)</text:span>.</text:p>
      <text:p text:style-name="P10"><text:span text:style-name="T22">En el</text:span> directorio <text:span text:style-name="T22">de inicio</text:span> d<text:span text:style-name="T22">el</text:span> usuario <text:span text:style-name="T1">user</text:span> ha<text:span text:style-name="T22">y</text:span> un <text:span text:style-name="T22">archivo</text:span> denominado <text:span text:style-name="T6">demo</text:span><text:span text:style-name="T22">.</text:span> <text:span text:style-name="T22">R</text:span>ealiza <text:span text:style-name="T22">l</text:span>as s<text:span text:style-name="T22">iguientes</text:span> tareas sobre <text:span text:style-name="T22">dicho archivo.</text:span></text:p>
      <text:p text:style-name="P10"/>
      <text:p text:style-name="P10"><text:span text:style-name="T42">2.</text:span>1. Establece <text:span text:style-name="T23">en el</text:span> <text:span text:style-name="T23">archivo</text:span> <text:span text:style-name="T23">demo</text:span> los permisos de só<text:span text:style-name="T23">lo</text:span> lectura para todos <text:span text:style-name="T28">y muestra los permisos del archivo demo.</text:span></text:p>
      <text:p text:style-name="P24">[Captura de pantalla]</text:p>
      <text:p text:style-name="P24"/>
      <text:p text:style-name="P24"/>
      <text:p text:style-name="P24"/>
      <text:p text:style-name="P24"/>
      <text:p text:style-name="P29"><text:span text:style-name="T42">2.</text:span>2. Establece <text:span text:style-name="T24">en el archivo</text:span> <text:span text:style-name="T24">demo</text:span> ú<text:span text:style-name="T30">nica y exclusivamente </text:span><text:span text:style-name="T24">l</text:span>os permisos de só<text:span text:style-name="T24">lo</text:span> lectura <text:span text:style-name="T29">y</text:span> <text:span text:style-name="T24">ejecución</text:span> para todos <text:span text:style-name="T28">y muestra los permisos del archivo demo.</text:span></text:p>
      <text:p text:style-name="P25">[Captura de pantalla]</text:p>
      <text:p text:style-name="P24"/>
      <text:p text:style-name="P24"/>
      <text:p text:style-name="P24"/>
      <text:p text:style-name="P24"/>
      <text:p text:style-name="P29"><text:span text:style-name="T42">2</text:span>.3. Establece <text:span text:style-name="T25">en el archivo</text:span> <text:span text:style-name="T25">demo</text:span> que todos se queden únicamente con permisos de escritura <text:span text:style-name="T28">y muestra los permisos del archivo demo.</text:span></text:p>
      <text:p text:style-name="P26">[Captura de pantalla]</text:p>
      <text:p text:style-name="P24"/>
      <text:p text:style-name="P24"/>
      <text:p text:style-name="P24"/>
      <text:p text:style-name="P24"/>
      <text:p text:style-name="P29"><text:span text:style-name="T42">2.</text:span>4. <text:span text:style-name="T26">Añade</text:span> a<text:span text:style-name="T26">l</text:span> <text:span text:style-name="T26">archivo</text:span> <text:span text:style-name="T26">demo</text:span> permiso de lectura para <text:span text:style-name="T26">el</text:span> usuario <text:span text:style-name="T28">y muestra los permisos del archivo demo.</text:span></text:p>
      <text:p text:style-name="P27">[Captura de pantalla]</text:p>
      <text:p text:style-name="P24"/>
      <text:p text:style-name="P24"/>
      <text:p text:style-name="P24"/>
      <text:p text:style-name="P14">PE.3 - CA4.8 Avaliáronse as necesidades do sistema informático en relación co desenvolvemento de aplicacións </text:p>
      <text:p text:style-name="P33"><text:span text:style-name="T3">3</text:span><text:span text:style-name="T1">. </text:span><text:span text:style-name="T4">Evaluación</text:span><text:span text:style-name="T1"> d</text:span><text:span text:style-name="T4">e la</text:span><text:span text:style-name="T1"> máquina virtual Linux </text:span><text:span text:style-name="T5">(Máquina virtual UD4_LIN)</text:span><text:span text:style-name="T1">.</text:span></text:p>
      <text:p text:style-name="P31"/>
      <text:p text:style-name="P31"><text:span text:style-name="T44">3</text:span>.1. Descarga geekbench <text:span text:style-name="T27">en la</text:span> máquina virtual de Linux. <text:span text:style-name="T27">Ejecuta </text:span><text:span text:style-name="T38">empleando el terminal</text:span> <text:span text:style-name="T27">el</text:span> benchmark e <text:span text:style-name="T27">incluye</text:span> <text:span text:style-name="T27">una</text:span> captura de pantalla <text:span text:style-name="T27">en la</text:span> que se <text:span text:style-name="T27">muestre</text:span> <text:span text:style-name="T27">el</text:span> resultado para mononúcleo <text:span text:style-name="T36">y</text:span> para multinúcleo.</text:p>
      <text:p text:style-name="P32">[Captura de pantalla]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span text:style-name="T45">3.2. </text:span>Interpreta <text:span text:style-name="T27">l</text:span>os resultados <text:span text:style-name="T27">obtenidos</text:span> <text:span text:style-name="T27">en </text:span><text:span text:style-name="T45">la</text:span> puntuación global.</text:p>
      <text:p text:style-name="P32">[Captura de pantalla]</text:p>
      <text:p text:style-name="P28"/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MP1" style:family="paragraph" style:parent-style-name="Footer">
      <style:paragraph-properties fo:text-align="end" style:justify-single-word="false"/>
      <style:text-properties fo:language="es" fo:country="ES"/>
    </style:style>
    <style:style style:name="MP2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1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1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row table:style-name="TableLine2032728223776">
            <table:table-cell table:style-name="Tabla4.A1" office:value-type="string">
              <text:p text:style-name="MP2">Sistemas Informáticos - UD4: Configuración de sistemas operativos</text:p>
            </table:table-cell>
          </table:table-row>
        </table:table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1T20:26:12.877000000</dc:date>
    <meta:editing-duration>PT12H3M39S</meta:editing-duration>
    <meta:editing-cycles>269</meta:editing-cycles>
    <meta:generator>LibreOffice/7.1.2.2$Windows_X86_64 LibreOffice_project/8a45595d069ef5570103caea1b71cc9d82b2aae4</meta:generator>
    <meta:document-statistic meta:table-count="3" meta:image-count="1" meta:object-count="0" meta:page-count="4" meta:paragraph-count="65" meta:word-count="537" meta:character-count="3402" meta:non-whitespace-character-count="2886"/>
  </office:meta>
</office:document-meta>
</file>